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style:text-properties fo:language="es" fo:country="ES"/>
    </style:style>
    <style:style style:name="P2" style:parent-style-name="Título1" style:family="paragraph">
      <style:text-properties fo:language="es" fo:country="ES"/>
    </style:style>
    <style:style style:name="P3" style:parent-style-name="Título2" style:family="paragraph">
      <style:text-properties fo:language="es" fo:country="ES"/>
    </style:style>
    <style:style style:name="P4" style:parent-style-name="Título3" style:family="paragraph">
      <style:text-properties fo:language="es" fo:country="ES"/>
    </style:style>
    <style:style style:name="P5" style:parent-style-name="Textbody" style:family="paragraph">
      <style:text-properties fo:language="es" fo:country="ES"/>
    </style:style>
    <style:style style:name="P6" style:parent-style-name="Título2" style:family="paragraph">
      <style:text-properties fo:language="es" fo:country="ES"/>
    </style:style>
    <style:style style:name="P7" style:parent-style-name="Textbody" style:family="paragraph">
      <style:text-properties fo:language="es" fo:country="ES"/>
    </style:style>
    <style:style style:name="P8" style:parent-style-name="Título2" style:family="paragraph">
      <style:text-properties fo:language="es" fo:country="ES"/>
    </style:style>
    <style:style style:name="P9" style:parent-style-name="Textbody" style:family="paragraph">
      <style:text-properties fo:language="es" fo:country="ES"/>
    </style:style>
    <style:style style:name="P10" style:parent-style-name="Título2" style:family="paragraph">
      <style:text-properties fo:language="es" fo:country="ES"/>
    </style:style>
    <style:style style:name="P11" style:parent-style-name="Textbody" style:family="paragraph">
      <style:text-properties fo:language="es" fo:country="ES"/>
    </style:style>
    <style:style style:name="P12" style:parent-style-name="Título2" style:family="paragraph">
      <style:text-properties fo:language="es" fo:country="ES"/>
    </style:style>
    <style:style style:name="P13" style:parent-style-name="Textbody" style:family="paragraph">
      <style:text-properties fo:language="es" fo:country="ES"/>
    </style:style>
    <style:style style:name="P14" style:parent-style-name="Título2" style:family="paragraph">
      <style:text-properties fo:language="es" fo:country="ES"/>
    </style:style>
    <style:style style:name="P15" style:parent-style-name="Textbody" style:family="paragraph">
      <style:text-properties fo:language="es" fo:country="ES"/>
    </style:style>
    <style:style style:name="P16" style:parent-style-name="Título2" style:family="paragraph">
      <style:text-properties fo:language="es" fo:country="ES"/>
    </style:style>
    <style:style style:name="P17" style:parent-style-name="Textbody" style:family="paragraph">
      <style:text-properties fo:language="es" fo:country="ES"/>
    </style:style>
    <style:style style:name="P18" style:parent-style-name="Título2" style:family="paragraph">
      <style:text-properties fo:language="es" fo:country="ES"/>
    </style:style>
    <style:style style:name="P19" style:parent-style-name="Textbody" style:family="paragraph">
      <style:text-properties fo:language="es" fo:country="ES"/>
    </style:style>
    <style:style style:name="P20" style:parent-style-name="Título2" style:family="paragraph">
      <style:text-properties fo:language="es" fo:country="ES"/>
    </style:style>
    <style:style style:name="P21" style:parent-style-name="Textbody" style:family="paragraph">
      <style:text-properties fo:language="es" fo:country="ES"/>
    </style:style>
    <style:style style:name="P22" style:parent-style-name="Título2" style:family="paragraph">
      <style:text-properties fo:language="es" fo:country="ES"/>
    </style:style>
    <style:style style:name="P23" style:parent-style-name="Textbody" style:family="paragraph">
      <style:text-properties fo:language="es" fo:country="ES"/>
    </style:style>
    <style:style style:name="P24" style:parent-style-name="Título2" style:family="paragraph">
      <style:text-properties fo:language="es" fo:country="ES"/>
    </style:style>
    <style:style style:name="P25" style:parent-style-name="Textbody" style:family="paragraph">
      <style:text-properties fo:language="es" fo:country="ES"/>
    </style:style>
    <style:style style:name="P26" style:parent-style-name="Título1" style:family="paragraph">
      <style:text-properties fo:language="es" fo:country="ES"/>
    </style:style>
    <style:style style:name="P27" style:parent-style-name="Título2" style:family="paragraph">
      <style:text-properties fo:language="es" fo:country="ES"/>
    </style:style>
    <style:style style:name="P28" style:parent-style-name="Textbody" style:family="paragraph">
      <style:text-properties fo:language="es" fo:country="ES"/>
    </style:style>
    <style:style style:name="P29" style:parent-style-name="Textbody" style:family="paragraph">
      <style:text-properties fo:language="es" fo:country="ES"/>
    </style:style>
    <style:style style:name="P30" style:parent-style-name="Textbody" style:family="paragraph">
      <style:text-properties fo:language="es" fo:country="ES"/>
    </style:style>
    <style:style style:name="P31" style:parent-style-name="Título2" style:family="paragraph">
      <style:text-properties fo:language="es" fo:country="ES"/>
    </style:style>
    <style:style style:name="P32" style:parent-style-name="Textbody" style:family="paragraph">
      <style:text-properties fo:language="es" fo:country="ES"/>
    </style:style>
    <style:style style:name="P33" style:parent-style-name="Título1" style:family="paragraph">
      <style:text-properties fo:language="es" fo:country="ES"/>
    </style:style>
    <style:style style:name="P34" style:parent-style-name="Título2" style:family="paragraph">
      <style:text-properties fo:language="es" fo:country="ES"/>
    </style:style>
    <style:style style:name="P35" style:parent-style-name="Textbody" style:family="paragraph">
      <style:text-properties fo:language="es" fo:country="ES"/>
    </style:style>
    <style:style style:name="P36" style:parent-style-name="Título2" style:family="paragraph">
      <style:text-properties fo:language="es" fo:country="ES"/>
    </style:style>
    <style:style style:name="P37" style:parent-style-name="Textbody" style:family="paragraph">
      <style:text-properties fo:language="es" fo:country="ES"/>
    </style:style>
    <style:style style:name="P38" style:parent-style-name="Título2" style:family="paragraph">
      <style:text-properties fo:language="es" fo:country="ES"/>
    </style:style>
    <style:style style:name="P39" style:parent-style-name="Textbody" style:family="paragraph">
      <style:text-properties fo:language="es" fo:country="ES"/>
    </style:style>
    <style:style style:name="P40" style:parent-style-name="Título2" style:family="paragraph">
      <style:text-properties fo:language="es" fo:country="ES"/>
    </style:style>
    <style:style style:name="P41" style:parent-style-name="Textbody" style:family="paragraph">
      <style:text-properties fo:language="es" fo:country="ES"/>
    </style:style>
    <style:style style:name="P42" style:parent-style-name="Título1" style:family="paragraph">
      <style:text-properties fo:language="es" fo:country="ES"/>
    </style:style>
    <style:style style:name="P43" style:parent-style-name="Título2" style:family="paragraph">
      <style:text-properties fo:language="es" fo:country="ES"/>
    </style:style>
    <style:style style:name="P44" style:parent-style-name="Textbody" style:family="paragraph">
      <style:text-properties fo:language="es" fo:country="ES"/>
    </style:style>
    <style:style style:name="P45" style:parent-style-name="Título2" style:family="paragraph">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office:automatic-styles>
  <office:body>
    <office:text text:use-soft-page-breaks="true">
      <text:p text:style-name="P1">OWASP</text:p>
      <text:h text:style-name="P2" text:outline-level="1">2: Requerimientos de verificación de autentificación</text:h>
      <text:h text:style-name="P3" text:outline-level="2">2.1: Requerimientos de seguridad de las contraseñas</text:h>
      <text:h text:style-name="P4" text:outline-level="3">2.1.1: Verifique que las contraseñas establecidas por el usuario tengan<text:s/>al menos 12 caracteres de longitud.</text:h>
      <text:p text:style-name="P5">Se verifica, se crea un<text:s/>método<text:s/>el cual valida el password de los usuarios al loguarse, registrarse y modificarse. En servicio se encuentra en UsuarioServiceImpl<text:s/>método<text:s/>validaUsuarioPassword, valida que el password del usuario sea mayor o igual a 12 caracteres.</text:p>
      <text:h text:style-name="P6" text:outline-level="2">2.1.2: Verifique que las contraseñas de 64 caracteres o más estén permitidas</text:h>
      <text:p text:style-name="P7">Se verifica, Las contraseñas de<text:s/>más<text:s/>de 64 caracteres<text:s/>están<text:s/>permitidas. La base de datos permite 80 caracteres,<text:s/>además<text:s/>el servicio UsuarioServiceImpl<text:s/>método<text:s/>validaUsuarioPassword, valida que el password no sea mayor a 80 caracteres.</text:p>
      <text:h text:style-name="P8" text:outline-level="2">2.1.3: Verifique que las contraseñas puedan contener espacios y no se realice el truncamiento</text:h>
      <text:p text:style-name="P9">Se verifica, las contraseñas pueden tener espacios en blanco los espacios no son truncados.</text:p>
      <text:h text:style-name="P10" text:outline-level="2">2.1.5: Verifique que los usuarios puedan cambiar su contraseña</text:h>
      <text:p text:style-name="P11">Se verifica los usuarios pueden cambiar sus contraseñas si así lo desean una vez logueados.</text:p>
      <text:h text:style-name="P12" text:outline-level="2">2.1.6: Verifique que la funcionalidad de cambio de contraseña requiera la contraseña actual y la nueva</text:h>
      <text:p text:style-name="P13">Se verifica, se requiere ingresar la contraseña actual para cambiar la contraseña. En el servicio UsuarioServiceImpl<text:s/>método<text:s/>usuarioModificaPasswordyTexto se comprueba que la contraseña actual ingresada en el campo, sea igual a la<text:s/>que el usuario logueado tiene en la base de datos mediante una<text:s/>condición.</text:p>
      <text:h text:style-name="P14" text:outline-level="2">2.1.7: <text:s/>Verifique que las contraseñas enviadas durante el registro de la cuenta, el inicio de sesión y el cambio de contraseña se verifiquen con un conjunto de contraseñas que no se hayan cumplido, ya sea de forma local (como las 1000 o 10,000 contraseñas más comunes que coinciden con la política de contraseñas del sistema) o utilizando una API externa. Si se utiliza una API, se debe utilizar una prueba de conocimiento cero u otro<text:s/><text:soft-page-break/>mecanismo para garantizar que la contraseña de texto sin formato no se envíe o se use para verificar el estado de<text:s/>infracción<text:s/>de la contraseña.</text:h>
      <text:p text:style-name="P15">Se verifica, en<text:s/>UsuarioServiceImpl<text:s/>método<text:s/>contraseñasComunes<text:s/>con un grupo de contraseñas locales, el método devolverá false si hay coincidencia con una contraseña común si no devolverá true.</text:p>
      <text:h text:style-name="P16" text:outline-level="2">2.1.8: Verifique que se proporcione un medidor de seguridad de contraseña para ayudar a los usuarios a establecer<text:s/>una contraseña más fuerte.</text:h>
      <text:p text:style-name="P17">Se verifica, se aplica, tanto el cambio de contraseña y<text:s/>la<text:s/>modificación<text:s/>de la misma utilizan un medidor. Se cuenta con un archivo medidor.js el cual verifica que la contraseña ingresada tenga letras,<text:s/>números,<text:s/>mayúsculas,<text:s/>minúsculas<text:s/>y largo de caracteres, devolviendo un valor en porcentajes siendo el 100% una contraseña segura.</text:p>
      <text:h text:style-name="P18" text:outline-level="2">2.1.9: Verifique que no haya reglas de composición de contraseñas que limiten el tipo de caracteres permitidos. No debe haber ningún requisito para mayúsculas, minúsculas, números o caracteres especiales.</text:h>
      <text:p text:style-name="P19">Se verifica, no hay reglas que limiten el uso de<text:s/>mayúsculas,<text:s/>minúsculas,<text:s/>números<text:s/>y caracteres.</text:p>
      <text:h text:style-name="P20" text:outline-level="2">2.1.10: Verifique que no haya requisitos periódicos de rotación de credenciales o historial de contraseñas.</text:h>
      <text:p text:style-name="P21">Se verifica, no hay<text:s/>rotación<text:s/>periódica<text:s/>de contraseñas.</text:p>
      <text:h text:style-name="P22" text:outline-level="2">2.1.11: Verifique que la funcionalidad de "pegar", los ayudantes de contraseñas del navegador y los administradores de contraseñas externas estén permitidos.</text:h>
      <text:p text:style-name="P23">Se verifica, los administradores de contraseñas y pegar<text:s/>están<text:s/>permitidos.</text:p>
      <text:h text:style-name="P24" text:outline-level="2">2.1.12: Verifique que el usuario pueda elegir entre ver<text:s/>temporalmente toda la contraseña enmascarada o ver temporalmente el último carácter escrito de la contraseña en plataformas que no tienen esta funcionalidad nativa.</text:h>
      <text:p text:style-name="P25">Se verifica, se permite mostrar la contraseña con un checkbox, mediante un archivo javascript.</text:p>
      <text:h text:style-name="P26" text:outline-level="1">2.2: Requerimientos generales de autenticador</text:h>
      <text:h text:style-name="P27" text:outline-level="2">2.2.1: Verifique que los controles anti-automatizados sean efectivos para mitigar las pruebas de credenciales violadas, la fuerza bruta y los ataques de bloqueo de cuenta. Dichos controles incluyen el bloqueo de las contraseñas incumplidas más comunes, bloqueos de software, limitación de velocidad, CAPTCHA, cada vez más retrasos entre intentos, restricciones de direcciones IP o restricciones basadas en el riesgo, como ubicación, primer inicio de sesión en un dispositivo, intentos recientes de<text:s/><text:soft-page-break/>desbloquear la cuenta, o similar. Verifique que no se puedan realizar más de 100 intentos fallidos por hora en una sola cuenta.</text:h>
      <text:p text:style-name="P28">Se verifica, se utiliza un captcha en el login que de no responder correctamente no podrá ingresar.</text:p>
      <text:p text:style-name="P29">Para tal fin se utiliza recaptcha, mediante la entidad VerifyRecaptcha, un método dentro de UsuarioBean llamado recaptcha el cual toma valor enviado en el formulario, yo lo envia a la clase VerifyRecaptcha y devuelve true o false.</text:p>
      <text:p text:style-name="P30">Por otra parte,<text:s/>si el usuario ingresa mal su contraseña más de 3 veces al intentar ingresar al sitio este será deshabilitado y tendrá que recuperar su contraseña. Para esta tarea se comprueba que los 3 intentos sean en un plazo de una hora. Se utiliza un servicio IntentoServiceImpl con su método deshabilitarUsuarioPorIntentosFallidos.</text:p>
      <text:h text:style-name="P31" text:outline-level="2">2.2.5: Verifique que cuando un proveedor de servicios de credenciales (CSP) y la autenticación de verificación de la aplicación están separados, se establece un TLS mutuamente autenticado entre los dos puntos finales.</text:h>
      <text:p text:style-name="P32">No verifica, no se utiliza tls.</text:p>
      <text:h text:style-name="P33" text:outline-level="1">2.4: Requerimientos de almacenamiento de credenciales</text:h>
      <text:h text:style-name="P34" text:outline-level="2">2.4.1: Verifique que las contraseñas se almacenen en una forma que sea resistente a los ataques sin conexión. Las contraseñas DEBEN incluirse con sal y hacer hash utilizando una derivación de clave aprobada o una función de hashing de contraseña.</text:h>
      <text:p text:style-name="P35">Se verifica, las contraseñas son almacenadas con hash. Se utiliza el servicio UsuarioServiceImpl con su<text:s/>método<text:s/>md5, el cual recibe el password, teniendo<text:s/>en su salida un hash con el algoritmo criptográfico MD5.</text:p>
      <text:h text:style-name="P36" text:outline-level="2">2.4.2: Verifique que la sal tenga una longitud de al menos 32 bits y se elija arbitrariamente para minimizar las colisiones de valores de sal entre los hashes almacenados. Para cada credencial, se DEBE almacenar un valor de sal único y el hash resultante.</text:h>
      <text:p text:style-name="P37">Se verifica, las contraseñas son almacenadas con<text:s/>hash. Se<text:s/>utiliza el servicio UsuarioServiceImpl con su<text:s/>método<text:s/>md5, se<text:s/>utiliza una llave para<text:s/>desencriptar<text:s/>datos.</text:p>
      <text:h text:style-name="P38" text:outline-level="2">2.4.3: Verifique que si se usa PBKDF2,<text:s/>el recuento de iteraciones DEBE ser tan grande como lo permita el rendimiento del servidor de verificación, por lo general, al menos 100,000 iteraciones.</text:h>
      <text:p text:style-name="P39">No se verifica, no se utiliza PBKDF2.</text:p>
      <text:soft-page-break/>
      <text:h text:style-name="P40" text:outline-level="2">2.4.4: Verifique que si se usa bcrypt, el factor de trabajo DEBE<text:s/>ser tan grande como lo permita el rendimiento del servidor de verificación, generalmente al menos 13.</text:h>
      <text:p text:style-name="P41">No verifica, no se utiliza brypt.</text:p>
      <text:h text:style-name="P42" text:outline-level="1">5.1: Requerimientos de verificación de validación, sanitización y codificación</text:h>
      <text:h text:style-name="P43" text:outline-level="2">5.1.1: Verifique que la aplicación tenga<text:s/>defensas contra los ataques de contaminación de parámetros HTTP, especialmente si el marco de la aplicación no hace distinciones sobre la fuente de los parámetros de solicitud (GET, POST, cookies, encabezados o variables de entorno).</text:h>
      <text:p text:style-name="P44">Si cumple, maneja los<text:s/>formularios mediante peticiones POST.</text:p>
      <text:h text:style-name="P45" text:outline-level="2">5.1.3: Verifique que todas las entradas (campos de formulario HTML, solicitudes REST, parámetros de URL, encabezados HTTP, cookies, archivos por lotes, fuentes RSS, etc.) se validen mediante validación positiva (listas blancas).</text:h>
      <text:p text:style-name="Textbody"><text:span text:style-name="T46">Se verifican, se validan los campos de tipo input para email, contraseña y tipo texto mediante<text:s/></text:span><text:span text:style-name="T47">métodos</text:span><text:span text:style-name="T48"><text:s/>con expresiones regula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landa Sergio Fabian</dc:creator>
    <meta:creation-date>2017-10-20T23:40:00Z</meta:creation-date>
    <dc:date>2019-05-23T02:48:00Z</dc:date>
    <meta:template xlink:href="Normal.dotm" xlink:type="simple"/>
    <meta:editing-cycles>9</meta:editing-cycles>
    <meta:editing-duration>PT3540S</meta:editing-duration>
    <meta:document-statistic meta:page-count="4" meta:paragraph-count="14" meta:word-count="1155" meta:character-count="7497" meta:row-count="52" meta:non-whitespace-character-count="6356"/>
  </office:meta>
</office:document-meta>
</file>